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cb04" officeooo:paragraph-rsid="0001cb04" style:font-size-asian="15.75pt" style:font-weight-asian="bold" style:font-size-complex="18pt" style:font-weight-complex="bold"/>
    </style:style>
    <style:style style:name="T1" style:family="text">
      <style:text-properties officeooo:rsid="0001c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K-12 Science Tutors</text:span></text:p>
      <text:p text:style-name="P1"/>
      <text:p text:style-name="P1"/>
      <text:p text:style-name="P1"/>
      <text:p text:style-name="P1"/>
      <text:p text:style-name="P2"><text:s text:c="8"/>K-5th Grade</text:p>
      <text:p text:style-name="P2"><text:s text:c="8"/>Mrs. Marks</text:p>
      <text:p text:style-name="P2"><text:s text:c="8"/>520-586-1995</text:p>
      <text:p text:style-name="P2"><text:s text:c="7"/><text:a xlink:type="simple" xlink:href="mailto:lauramarks@gmail.com" text:style-name="Internet_20_link" text:visited-style-name="Visited_20_Internet_20_Link">lauramarks@gmail.com</text:a></text:p>
      <text:p text:style-name="P2"/>
      <text:p text:style-name="P2"/>
      <text:p text:style-name="P2"><text:s text:c="7"/></text:p>
      <text:p text:style-name="P2"><text:s text:c="9"/>6th-8th Grade</text:p>
      <text:p text:style-name="P2"><text:s text:c="9"/>Ms. Varela</text:p>
      <text:p text:style-name="P2"><text:s text:c="9"/>520-586-1997</text:p>
      <text:p text:style-name="P2"><text:s text:c="7"/><text:a xlink:type="simple" xlink:href="mailto:cherylevarela@gmail.com" text:style-name="Internet_20_link" text:visited-style-name="Visited_20_Internet_20_Link">cherylevarela@gmail.com</text:a></text:p>
      <text:p text:style-name="P2"/>
      <text:p text:style-name="P2"/>
      <text:p text:style-name="P2"><text:s text:c="7"/></text:p>
      <text:p text:style-name="P2"><text:s text:c="9"/>9th-12th Grade</text:p>
      <text:p text:style-name="P2"><text:s text:c="8"/>Mrs. Arthur</text:p>
      <text:p text:style-name="P2"><text:s text:c="8"/>520-586-1987</text:p>
      <text:p text:style-name="P2"><text:s text:c="8"/><text:a xlink:type="simple" xlink:href="mailto:donaarthur@gmail.com" text:style-name="Internet_20_link" text:visited-style-name="Visited_20_Internet_20_Link">donaarthur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21:21.911000000</meta:creation-date>
    <dc:date>2021-01-05T08:32:07.953000000</dc:date>
    <meta:editing-duration>PT25S</meta:editing-duration>
    <meta:editing-cycles>1</meta:editing-cycles>
    <meta:document-statistic meta:table-count="0" meta:image-count="0" meta:object-count="0" meta:page-count="1" meta:paragraph-count="15" meta:word-count="21" meta:character-count="300" meta:non-whitespace-character-count="179"/>
    <meta:generator>LibreOffice/6.2.8.2$Windows_X86_64 LibreOffice_project/f82ddfca21ebc1e222a662a32b25c0c9d20169ee</meta:generator>
  </office:meta>
</office:document-meta>
</file>